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1AA6D9560EC9B05C9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368b0" officeooo:paragraph-rsid="001368b0" style:font-size-asian="36pt" style:font-size-complex="36pt"/>
    </style:style>
    <style:style style:name="P2" style:family="paragraph" style:parent-style-name="Standard">
      <style:text-properties fo:font-size="36pt" officeooo:rsid="001368b0" officeooo:paragraph-rsid="00163f5c" style:font-size-asian="36pt" style:font-size-complex="36pt"/>
    </style:style>
    <style:style style:name="P3" style:family="paragraph" style:parent-style-name="Standard">
      <style:text-properties fo:font-size="36pt" officeooo:rsid="00152b80" officeooo:paragraph-rsid="00163f5c" style:font-size-asian="36pt" style:font-size-complex="36pt"/>
    </style:style>
    <style:style style:name="T1" style:family="text">
      <style:text-properties officeooo:rsid="00163f5c"/>
    </style:style>
    <style:style style:name="T2" style:family="text">
      <style:text-properties officeooo:rsid="001772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5.9756in" svg:y="0.4717in" svg:width="4.1764in" svg:height="2.7626in" draw:z-index="0"><draw:image xlink:href="Pictures/1000000100000284000001AA6D9560EC9B05C992.png" xlink:type="simple" xlink:show="embed" xlink:actuate="onLoad" draw:mime-type="image/png"/></draw:frame></text:p>
      <text:p text:style-name="P1">Team Octane</text:p>
      <text:p text:style-name="P2"><text:span text:style-name="T1">Kontakt</text:span>: Joshua</text:p>
      <text:p text:style-name="P3"><text:span text:style-name="T1">2D </text:span>datorspel, C++, <text:span text:style-name="T1">git, GitHub, SFML, </text:span><text:span text:style-name="T2">Discor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08:37:09.555745201</meta:creation-date>
    <meta:generator>LibreOffice/7.3.6.2$Linux_X86_64 LibreOffice_project/30$Build-2</meta:generator>
    <dc:date>2022-10-22T08:43:26.156521632</dc:date>
    <meta:editing-duration>PT6M14S</meta:editing-duration>
    <meta:editing-cycles>7</meta:editing-cycles>
    <meta:document-statistic meta:table-count="0" meta:image-count="1" meta:object-count="0" meta:page-count="1" meta:paragraph-count="3" meta:word-count="11" meta:character-count="71" meta:non-whitespace-character-count="63"/>
  </office:meta>
</office:document-meta>
</file>